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f1419" loext:opacity="100%" fo:letter-spacing="normal"/>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Quotations">
      <style:paragraph-properties fo:margin-left="1cm" fo:margin-right="1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margin-top="0cm" fo:margin-bottom="0.499cm" style:contextual-spacing="false" fo:text-indent="0cm" style:auto-text-indent="false"/>
    </style:style>
    <style:style style:name="P6" style:family="paragraph" style:parent-style-name="Heading_20_2">
      <style:paragraph-properties fo:margin-left="0cm" fo:margin-right="0cm" fo:text-indent="0cm" style:auto-text-indent="false" style:writing-mode="lr-tb"/>
    </style:style>
    <style:style style:name="P7" style:family="paragraph" style:parent-style-name="Text_20_body">
      <style:paragraph-properties fo:margin-left="0cm" fo:margin-right="0cm" fo:text-indent="0cm" style:auto-text-indent="false"/>
    </style:style>
    <style:style style:name="P8" style:family="paragraph" style:parent-style-name="Standard">
      <style:paragraph-properties fo:margin-left="0cm" fo:margin-right="0cm" fo:margin-top="0cm" fo:margin-bottom="0cm" style:contextual-spacing="false" fo:text-indent="0cm" style:auto-text-indent="false"/>
    </style:style>
    <style:style style:name="P9" style:family="paragraph" style:parent-style-name="Heading_20_2">
      <style:paragraph-properties fo:margin-left="0cm" fo:margin-right="0cm" fo:margin-top="0cm" fo:margin-bottom="0.499cm" style:contextual-spacing="false" fo:line-height="115%" fo:text-indent="0cm" style:auto-text-indent="false" style:writing-mode="lr-tb"/>
    </style:style>
    <style:style style:name="P10" style:family="paragraph" style:parent-style-name="Quotations">
      <style:paragraph-properties fo:margin-left="1cm" fo:margin-right="1cm" fo:line-height="115%" fo:text-indent="0cm" style:auto-text-indent="false"/>
    </style:style>
    <style:style style:name="P11" style:family="paragraph" style:parent-style-name="Heading_20_2">
      <style:paragraph-properties fo:margin-left="0cm" fo:margin-right="0cm" fo:margin-top="0cm" fo:margin-bottom="0cm" style:contextual-spacing="false" fo:text-indent="0cm" style:auto-text-indent="false"/>
    </style:style>
    <style:style style:name="T1" style:family="text">
      <style:text-properties style:font-family-asian="TwitterChirp, apple-system, BlinkMacSystemFont, 'Segoe UI', Roboto, Helvetica, Arial, sans-serif" style:font-size-asian="25.5pt" style:font-style-asian="normal" style:font-weight-asian="bold"/>
    </style:style>
    <style:style style:name="T2" style:family="text">
      <style:text-properties fo:font-family="TwitterChirp, apple-system, BlinkMacSystemFont, 'Segoe UI', Roboto, Helvetica, Arial, sans-serif" fo:font-size="25.5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すべての予測市場トレーダー向けの</text:span><text:span text:style-name="T2">MIT </text:span><text:span text:style-name="T1">クオンツ コース</text:span></text:p>
      <text:h text:style-name="Heading_20_2" text:outline-level="2">フェーズ 1: 線形代数とポリマーケット ポートフォリオ内の隠された構造</text:h>
      <text:p text:style-name="P2">ほとんどの人は線形代数を聞いて、それが取引予測市場とは何の関係もないとすぐに思い込みます。その仮定こそが、ほとんどの人々を永遠に小売レベルに留めておく理由です。</text:p>
      <text:p text:style-name="P2">MIT は、マトリックスを 2 つのまったく異なる方法で提示することでこのコースを開始します。最初の方法は簡単です。行列は単なるデータのテーブルです。日付別の株価。契約別の市場価格。清潔で親しみやすい。</text:p>
      <text:p text:style-name="P2">2 番目の方法は、すべてが変わる場所です。行列も数学的演算子です。変換を定義します。ある座標系からベクトルを取得し、それを別の座標系にマッピングします。</text:p>
      <text:p text:style-name="P2">MIT の講義で初めてこの枠組みを聞いたとき、私はすぐに自分の Polymarket の本のことを考えました。相関する 40 の市場にわたる YES トークンのポートフォリオはマトリックスです。データテーブルとして見ると、自分の位置がわかります。これを変換として見ると、リスクが構造全体をどのように同時に移動するかがわかります。</text:p>
      <text:p text:style-name="P2">次に、講義では次の式を通じて固有値と固有ベクトルを紹介します</text:p>
      <text:p text:style-name="Standard"/>
      <text:p text:style-name="P3">Av = λv</text:p>
      <text:p text:style-name="P2">幾何学的解釈はこうです。固有ベクトルは、変換によってベクトルのみがスケーリングされる特別な方向です。回転しません。固有値λは単にスケーリング係数です。他のすべては変革の下で方向を変えます。固有ベクトルはそうではありません。</text:p>
      <text:p text:style-name="P2">予測市場では、選挙サイクル中に 100 のポリマーケット契約にわたって相関分析を実行することを想像してください。その相関行列の最初の固有ベクトル、つまり最も高い固有値を持つ固有ベクトルは、ほとんどの場合、全体的な政治感情を表します。1 つの情報、ニュース サイクルの 1 つの大きな変化が、すべてを同時に動かします。</text:p>
      <text:p text:style-name="P2">これがなぜあなたに関係するのかは次のとおりです。</text:p>
      <text:p text:style-name="P2">100 のポジションを実行し、十分に多様化していると考えている場合、相関行列の固有値分解により、3 つの固有ベクトルが総分散の 80 パーセントを説明できることが示される可能性があります。あなたの多様化は幻想です。実際のエクスポージャーは、おそらくまだ名前が挙げられていない 3 つの根本的な危険因子に集中しています。</text:p>
      <text:p text:style-name="P2">次に、講義では特異値分解について説明します</text:p>
      <text:p text:style-name="Standard"/>
      <text:p text:style-name="P3">A = UΣVT</text:p>
      <text:p text:style-name="P2">SVD は標準的な対角化よりも一般的です。対称行列だけでなく、あらゆる行列で動作します。これは、行列がベクトルを対角行列 Σ の特異値によってスケーリングしながら、ある座標系から別の座標系にどのように変換するかを説明します。</text:p>
      <text:p text:style-name="P2"><text:soft-page-break/>ここでの実際の応用は、Polymarket の収益データに隠れた相関関係を見つけることです。数か月にわたる契約価格の変化をマトリックスにロードし、SVD で分解すると、特異値によって、すべての市場に真に独立した移動源が何個存在するかがわかります。実際には、この数はほとんどの場合、契約数が示唆するよりもはるかに少ないです。</text:p>
      <text:p text:style-name="Standard"/>
      <text:p text:style-name="P4">ペロン フロベニウスの定理がこの講義を締めくくります。すべての正のエントリを持つ行列には、一意の最大の実固有値が存在し、それに対応する固有ベクトルにはすべての正のエントリがあります。これは、観測されたデリバティブ価格から直接市場の現実世界の確率信念を回復できると主張するロス回復定理と呼ばれるものの数学的基礎であることに気づくまでは、抽象的であるように思えます。それについては、イェール大学と上級講義シリーズで詳しく説明します。</text:p>
      <text:p text:style-name="P5">今のところ、フェーズ 1 から得られる主なポイントは次のとおりです。 Polymarket で保持しているすべてのポジションは独立していません。変換の構成要素です。その変換を数学的に理解することが、本を管理することと本を理解することの違いです。</text:p>
      <text:h text:style-name="P6" text:outline-level="2">フェーズ 2: 確率論とエッジを静かに排出する 1 つの間違い</text:h>
      <text:p text:style-name="P2">フェーズ 1 が構造に関するものであれば、フェーズ 2 は信念に関するものです。</text:p>
      <text:p text:style-name="P2">そして、MIT が最初に行うことは、確率に関するあなたの最も快適な仮定はおそらく間違っているということです。</text:p>
      <text:p text:style-name="P2">正規分布はエレガントです。対称的です。これは 2 つのパラメータによって完全に記述されます。統計学の教科書のいたるところにあります。そして、生の予測市場価格を直接モデル化することは、2 つの基本的な点で間違っています。</text:p>
      <text:p text:style-name="P2">まず、正規分布では負の値が許容されます。ポリマーケットの契約は決してゼロを下回ることはできません。第二に、重要なのは絶対的な動きではなく、パーセンテージの動きです。契約が 0。10 から 0。15 に移行すると、50 パーセントの変化になります。0。80から0。85に移行する契約は6パーセントです。これらを同等として扱うと、生の価格変化に基づいて構築されたモデルの精度が破壊されます。</text:p>
      <text:p text:style-name="P2">正しい基礎は対数正規分布です。価格の対数を正規分布としてモデル化します。建設により価格自体はプラスのままです。パーセンテージの変化は適切に重み付けされます。MIT の講義では、変数の変更式を使用して、対数正規分布の完全な PDF を最初から導出します。</text:p>
      <text:p text:style-name="P2">講義の重要な警告: パラメータ μ と σ は、価格そのものではなく、基礎となるログ プロセスに属します。これはちょっとした技術的な脚注のように聞こえます。実際には、これら 2 つを混同すると、モデルが生成するすべての確率推定値に体系的に偏りが生じます。</text:p>
      <text:p text:style-name="P7">モーメント生成関数は次の重要な概念です</text:p>
      <text:p text:style-name="P3">M（t）= E[e^（tX）]</text:p>
      <text:p text:style-name="P2">2 つの分布が同じ MGF を持つ場合、それらは同じ分布になります。この関数は、確率分布が存在する場所であればどこでも、確率分布を一意に特徴付けます。彼らはこれを使用して収束結果を証明します。一連の確率変数の MGF が収束すると、その分布も収束します。これは、次の 2 つの結果を生み出す数学的エンジンです。</text:p>
      <text:p text:style-name="P2">大数の法則によれば、多数の独立した同一分布の確率変数の平均は期待値に収束します。</text:p>
      <text:p text:style-name="P2">ポリマーケットの量子にとって、これは抽象的な哲学ではありません。モデルの真のエッジが 1 取引あたり 4 パーセントである場合、LLN はエッジが十分な取引に対して利益として実現することを保証<text:soft-page-break/>します。単一の取引における差異はノイズです。何千もの取引に対する期待がシグナルです。このため、特定の契約で正しいことよりも、厳密なエッジ見積もりを持つことの方がはるかに重要です。</text:p>
      <text:p text:style-name="P2">中心極限定理によれば、多数の iid 確率変数の合計は、適切に正規化されると、元の分布に関係なくほぼ正規分布します。</text:p>
      <text:p text:style-name="P4">中心極限定理によれば、多数の iid 確率変数の合計は、適切に正規化されると、元の分布に関係なくほぼ正規分布します。</text:p>
      <text:p text:style-name="P5">これが実際に何を意味するのかは次のとおりです。個々の予測市場取引は正規分布しない可能性があります。しかし、時間の経過とともに多くの取引にわたるリターンを集計すると、総リターンの分布は正常に見え始めます。この集約効果がいつ始まり、いつ崩壊するかを正確に理解することは、クリーンにバックテストするモデルと実際の市場状況を生き残るモデルの間の境界線です。</text:p>
      <text:h text:style-name="P6" text:outline-level="2">フェーズ 3: 確率過程とポリマーケットの価格変動について実際に何を言っているか</text:h>
      <text:p text:style-name="P2">ここで、MIT コースは私にとって純粋な数学のように感じられなくなり、ポリマーケットで毎日起こっていることを直接説明しているように感じ始めました。</text:p>
      <text:p text:style-name="Standard"/>
      <text:p text:style-name="P4">確率過程は、時間によってインデックス付けされた確率変数の集合です。1 つの数値にわたる単一の分布ではありません。パス全体にわたる分布。ポリマーケット契約が今後解決に至るまでたどる可能性のあるすべての価格軌道は、それを支配する確率過程のサンプル空間における経路です。</text:p>
      <text:p text:style-name="P4">あなたが今見ている価格チャートは、実現された道の 1 つです。確率過程は、それを生成した目に見えないオブジェクトであり、代わりに起こった可能性のある他のすべてのパスです。</text:p>
      <text:p text:style-name="P4">MIT は 3 つの基本的なタイプを導入しており、これら 3 つすべてが予測市場に直接関係します。</text:p>
      <text:p text:style-name="P4">単純なランダムウォークが出発点です。各ステップはプラス 1 またはマイナス 1 で、確率は等しくなります。重要な結果は、遠い時間 T における位置がほぼ正規分布し、標準偏差が √T に比例することです。</text:p>
      <text:p text:style-name="P4">その平方根のスケーリングは簡単な詳細ではありません。これは、不確実性が時間の経過とともに増大するが、その速度は減速することを意味します。28 日間で解決されるポリマーケット契約には、7 日間で解決される契約の約 2 倍の不確実性があります。4回じゃない。2回。スプレッド モデルがさまざまな期間にわたるこの平方根のスケーリングを考慮していない場合、体系的に時間の価格設定を誤っていることになります。</text:p>
      <text:p text:style-name="P4">MIT の講義では境界越えの問題が解決されます。ランダム ウォークが与えられた場合、負の A で下側の境界に当たる前に上側の境界 B に当たる確率はどれくらいでしょうか？</text:p>
      <text:p text:style-name="P5">答えは次のとおりです:</text:p>
      <text:p text:style-name="P3">P(-A の前に B をヒット）= A /（A + B）</text:p>
      <text:p text:style-name="P2">これはギャンブラーの破滅の公式です。Polymarket では、極端な確率に近い契約の解像度に近いポジションのサイズを決定しているときに直接表示されます。境界問題は、取引が報われる前に停止される可能性がどの程度あるかを示します。</text:p>
      <text:p text:style-name="P2">マルコフ連鎖は、ほとんどの金融モデルを計算的に扱いやすくする特性を導入します。マルコフ特性は、現在を考慮すると未来は過去から独立していることを示します。現在の状態だけが重要です。どうやってそこにたどり着いたかではありません。</text:p>
      <text:p text:style-name="P2"><text:soft-page-break/>予測市場価格設定モデルの場合、マルコフ仮定は、現在の契約価格が市場が知っているすべてを要約していることを意味します。この仮定の下では、それがどのようにしてそこに到達したかの歴史は無関係です。</text:p>
      <text:p text:style-name="P2">しかし、これがほとんどの量子が見逃すフックです。</text:p>
      <text:p text:style-name="P2">実際には、Polymarket の注文フロー パターンには、現在の価格を超える予測情報が含まれています。主要なニュース発表の前に、一連の積極的な購入が到着します。解決イベントの前に片側の流動性を薄める。これらは、純粋なマルコフ モデルでは決して捕捉できない非マルコフ特徴です。マルコフ仮定をいつ信頼し、いつそれを上書きするかを知ることが、注文簿における体系的なエッジの場所です。</text:p>
      <text:p text:style-name="P2">マーチンゲールはこのフェーズを終了し、量子取引デリバティブまたは予測市場にとって、この講義シリーズ全体の中で最も重要な概念です。</text:p>
      <text:p text:style-name="P7">マーチンゲールは、これまでのすべての履歴を考慮すると、予想される将来の値が現在の値と等しくなる確率過程です:</text:p>
      <text:p text:style-name="P3">E[X（t+1) | X₀, X₁,…, Xt] = Xt</text:p>
      <text:p text:style-name="P2">ドリフトなし。上下する傾向はありません。完全に公平なゲームです。</text:p>
      <text:p text:style-name="P2">オプションの停止定理は、残忍で重要なことを述べています。 マーチンゲールの場合、過去と現在の情報のみを使用する停止戦略では、期待される結果を変えることはできません。いつ出入りするかを賢く判断しても、公正なゲームに勝つことはできません。</text:p>
      <text:p text:style-name="P2">リスク中立の措置の下では、適切に割引されたポリマーケット価格はすべて建設によるマーチンゲールです。本当のエッジは、マーチンゲールを巧みにタイミングを計ることから生まれるものではありません。それはより良い確率推定から生まれます。市場がまだ完全に吸収していない情報に基づいて、0。35 の価格の契約は実際には 0。50 であるはずであることを知ることから。</text:p>
      <text:p text:style-name="P2">市場の確率と真の確率の間のギャップは、体系的なエッジが実際に存在する唯一の場所です。</text:p>
      <text:p text:style-name="Standard"/>
      <text:h text:style-name="Heading_20_2" text:outline-level="2">フェーズ 4: 回帰とすべての本格的な予測市場モデルの構築方法</text:h>
      <text:p text:style-name="P2">予測市場には、その基礎のどこかで回帰を使用しない本格的な定量的モデルはありません。この講義では、その理由を第一原則から説明し、当然のことと考えるのではなく、深く理解する価値があります。</text:p>
      <text:p text:style-name="P2">回帰の目的は、結果変数と一連の説明信号との関係をモデル化することです。予測市場の場合、結果は契約の解決です。シグナルは、ポーリング データ、注文フローの不均衡、同様のイベント タイプにわたる過去の基本レート、市場の勢い、解決までの時間、相関する市場の動きなど、観察可能なすべてです。</text:p>
      <text:p text:style-name="P7">通常の最小二乗法は、モデルの予測と実際の結果の間の残差の二乗和を最小化します。閉形式の解は次のようになります</text:p>
      <text:p text:style-name="P3">β̂ =（XTX）⁻¹XTy</text:p>
      <text:p text:style-name="P2">適合値は、特徴行列の列空間への結果ベクトルの直交投影です。残差は構造上、この空間に対して垂直です。これは単なる代数的な結果ではありません。深い幾何学的な意味を持っています。OLS は、<text:soft-page-break/>その特徴空間におけるユークリッド距離によって測定される、実際の結果に可能な限り近い、可能な予測の空間内の点を見つけます。</text:p>
      <text:p text:style-name="P2">ガウス マルコフの定理によれば、平均残差ゼロ、分散定数、相関のない誤差の 3 つの条件下では、OLS が最良の線形不偏推定値となります。すべての線形不偏推定量の中で最も小さい分散。経済学者がOLSを金本位制と呼ぶとき、これが意味します。</text:p>
      <text:p text:style-name="P2">ここで予測市場のアプリケーションが複雑になります。</text:p>
      <text:p text:style-name="P2">一定分散の仮定は、予測市場ではほぼ定義上違反されます。解像度が近づくと、結果がほぼ決定されるため、分散はゼロに向かって崩壊します。解像度とは程遠く、分散が高く、ノイズが多くなります。これは異分散性と呼ばれ、ガウス・マルコフ保証を直接無効にします。これを無視するモデルは、契約のライフサイクルのさまざまな時点で、それ自体の不確実性を体系的に誤って推定します。解決に近づくと自信過剰になり、解決から遠く離れると自信不足に見えるでしょう。</text:p>
      <text:p text:style-name="P2"/>
      <text:p text:style-name="P8">修正は一般化最小二乗法、またはより実際には、各観測値が推定分散の逆数で重み付けされる加重回帰を使用します。解像度に近いデータ ポイントの重みが軽減されます。解像度から遠く離れたデータ ポイントは重み付けされます。モデルの信頼性は、契約ライフサイクル全体にわたって正しく調整されます</text:p>
      <text:p text:style-name="P5">講義は一般化 M 推定で終わります。残差の二乗を最小化する代わりに、より一般的な損失関数を最小化します。絶対偏差を最小限に抑えることで分位回帰が得られます。大きな残差の重みを下げる損失関数を使用すると、堅牢な回帰が得られます。予測市場では、争点となっている解像度とオラクルの障害により、大規模な外れ値観測が発生します。標準 OLS では、これらが非常に有益であると扱われます。ロバスト回帰はそれらをノイズとして扱います。何百もの契約にわたって実行される体系的なモデルの場合、外れ値の処理方法におけるこの区別は、安定したエッジと定期的に爆発するモデルの違いを意味する可能性があります。</text:p>
      <text:h text:style-name="P9" text:outline-level="2">フェーズ5:リスク価値と機関投資家リスクマネージャーのデメリットに対する考え方</text:h>
      <text:p text:style-name="P2">MIT はこの講義にモルガン・スタンレーから実践者を招きます。トーンの変化はすぐに起こります。これは理論を説明する教授ではありません。これは、毎日の取引日の終わりに損失について答えなければならない人です。</text:p>
      <text:p text:style-name="P2">VaR は 1 つの具体的な質問に答えます。特定の信頼レベルで、特定の期間に予想される最大損失はいくらですか？</text:p>
      <text:p text:style-name="P2">99 パーセントの 1 日 VaR が $4,200 であるということは、明日 $4,200 以上を失う確率が 1 パーセントであることを意味します。正式には、リターン分布の順序統計です。損失分布の最初のパーセンタイル。</text:p>
      <text:p text:style-name="P2">それを計算するための 3 つの方法があり、それぞれが Polymarket に直接適用されます。</text:p>
      <text:p text:style-name="P7">パラメトリック VaR は、リターンが正規分布していることを前提としています。ポートフォリオの分散は次のように計算されます:</text:p>
      <text:p text:style-name="P10">σ²_p = wTΣw</text:p>
      <text:p text:style-name="P2"><text:soft-page-break/>ここで、w はポートフォリオの重みのベクトル、Σ はすべてのポジションの共分散行列です。VaR は、99 パーセントの信頼度でポートフォリオのボラティリティの標準偏差 2。33 になります。計算が速い。理論的にはクリーン。リターンがファットテールである場合、体系的に間違っています。</text:p>
      <text:p text:style-name="P2">解像度に近い予測市場では、リターン分布はファットテールではありません。それらは二峰性です。結果はバイナリです。ここでの正規分布の仮定は単なる近似値ではありません。構造的に間違っています。パラメトリック VaR の解像度が近いと、結果がどの程度二項対立になったかに直接関係する要因によって真のリスクが過小評価されます。</text:p>
      <text:p text:style-name="P2">モンテカルロ シミュレーションでは、推定された共分散構造からサンプリングすることにより、数千の合成リターン シナリオが生成されます。10,000 のシナリオを実行します。それぞれについて、Polymarket の完全な帳簿で損益を計算します。結果を並べ替えます。100 番目に悪い結果は、99 パーセントの VaR 推定値です。非正規分布の場合はパラメトリックよりも正確で、予測市場ポジションのポートフォリオにはるかに適しています。トレードオフは計算コストですが、適切に構築されたインフラストラクチャの場合、これは管理可能です。</text:p>
      <text:p text:style-name="P2">履歴シミュレーションは、実際の履歴リターン シーケンスを取得し、それらを現在のポートフォリオに直接適用して、明日の可能性のある結果を生成します。分布上の仮定はありません。自動的にキャプチャされたファットテール。制限は、歴史にはすでに起こった出来事のみが含まれていることです。本当に前例のないイベント タイプの契約を結んでいる場合、履歴シミュレーションには参照データがなく、リスクが過小評価されます。</text:p>
      <text:p text:style-name="P2">モルガン・スタンレーの講師は、私がノートに大きな手紙で書いた点を指摘しています。 「最も危険なリスクは、モデルが測定するリスクではありません。それはあなたのモデルが探すことを知らないリスクです。」 複数の VaR メソッドを構築し、それらの間の相違を監視すること自体が、リターン分布に関する仮定が崩壊している可能性があることを示す早期警告信号です。</text:p>
      <text:p text:style-name="P2"/>
      <text:h text:style-name="P11" text:outline-level="2">フェーズ6:GARCHとPolymarketに常に現れるボラティリティパターン</text:h>
      <text:p text:style-name="P2">これは、予測市場価格チャートに対する私の見方を変えた講義です。</text:p>
      <text:p text:style-name="P2">すべての量子は、財務上の収益を予測するのが難しいことを早期に学習します。しかし、方向に関係なく価格が変動する大きさであるボラティリティは、リターン自体よりも大幅に予測可能です。そして、その予測可能性のパターンには名前があります。</text:p>
      <text:p text:style-name="P2">ボラティリティクラスタリング。</text:p>
      <text:p text:style-name="P2">ボラティリティが高い期間の後、より高いボラティリティが続く傾向があります。ボラティリティが低い期間の後、さらに低いボラティリティが続く傾向があります。明日のリターンの分散は、今日のリターンの分散と相関しています。このパターンは株式市場、為替市場、商品市場に現れ、そう、予測市場価格データにも直接現れます。</text:p>
      <text:p text:style-name="P2">標準的な ARMA モデルは、時間の経過とともに一定の分散を前提としています。構造によってボラティリティのクラスタリングを捕捉することはできません。分散は単に固定パラメータとして扱われます。</text:p>
      <text:p text:style-name="P7">Robert Engle によって導入された ARCH モデルはこれを解決します。ARCH（p）モデルは以下を指定します:</text:p>
      <text:p text:style-name="P10">σ²t = α₀ + α₁ε²t₋₁ + α₂ε²t₋₂ + … + αpε²t₋p</text:p>
      <text:p text:style-name="P2"><text:soft-page-break/>今日の条件付き分散は、過去の p 期間の残差の二乗の線形関数です。ポリマーケットの選挙契約で大規模な世論調査が下落し、大きな残差が生じると、ARCH モデルは、直接的な数学的結果として次の期間の差異が増加すると述べています。上昇した分散は、α パラメータに従って減少します。</text:p>
      <text:p text:style-name="P2"/>
      <text:p text:style-name="P5">GARCH(1,1)はこれをより簡潔で強力なものに拡張します</text:p>
      <text:p text:style-name="P10">σ²t = α₀ + α₁ε²t₋₁ + β₁σ²t₋₁</text:p>
      <text:p text:style-name="P2">今日の条件付き分散は、定数プラス昨日の残差の二乗プラス昨日の条件付き分散に等しくなります。2 つの遅れた用語。3 つのパラメータ。β₁ パラメータは、ショック後にボラティリティが長期レベルまでゆっくりと低下する速度を制御します。</text:p>
      <text:p text:style-name="P2">Polymarket マーケット メーカーにとって、これは直接的な運用用途があります。大規模な情報イベントが契約に達した後、通常の見積りに戻るまでにスプレッドの拡大をどのくらいの期間維持する必要がありますか？GARCH β₁ パラメータは数学的にその数値を示します。β₁ が高いということは、ボラティリティが多くの期間持続することを意味します。β₁ が低いということは、すぐに消滅することを意味します。ニュースイベント後にいつスプレッドを引き締めるかを推測するのではなく、データから推定します。</text:p>
      <text:p text:style-name="P2">MITの講義では、GARCH(1,1)を実際の為替レートデータに適合させ、モデルがクラスタリングパターンを驚くほど正確に捉えていることを実証しました。私は主要な政治契約からのポリマーケット価格データに対して同じフィッティングプロセスを実行しましたが、同じパターンが現れました。情報量の多いイベントはボラティリティショックを引き起こします。GARCH モデルは、これらのショックの減衰を正確に追跡します。</text:p>
      <text:p text:style-name="P7">これは偶然ではありません。メカニズムは同じです。情報が到着します。不確実性が急増。市場が情報を吸収して価格を設定するにつれて、不確実性は減少します。GARCH はその吸収プロセスの数学的モデルです。</text:p>
      <text:h text:style-name="P9" text:outline-level="2">フェーズ 7: ポートフォリオ理論とポリマーケット ブックにとって効率的なフロンティアが実際に何を意味するのか</text:h>
      <text:p text:style-name="P2">現代のポートフォリオ理論は、70 年間にわたってあらゆる金融プログラムで教えられてきました。それを聞いたことのある人のほとんどは、それを理解していると考えています。彼らのほとんどは、実際に重要な部分を見逃しています。</text:p>
      <text:p text:style-name="P2">コアのトレードオフは、標準偏差によって測定される期待収益とリスクです。効率的なフロンティアとは、リスクのレベルごとに可能な限り最大の期待収益を達成するポートフォリオのセットです。フロンティア以下のすべてのポートフォリオは最適ではありません。それ以上のポートフォリオはすべて存在しません。</text:p>
      <text:p text:style-name="P2">ポリマーケットのマーケットメーカーが数十の相関契約にわたってポジションを運営している場合、これは理論上のものではありません。あなたの本はポートフォリオです。その期待リターンは、スプレッドキャプチャから逆選択損失を差し引いたものです。そのリスクは、すべてのポジションで同時に結果が異なることです。可能な書籍の効率的なフロンティアは、市場全体での見積労力と資本の最適な配分を示します。</text:p>
      <text:p text:style-name="P7">シャープレシオは次のとおりです:</text:p>
      <text:p text:style-name="P10"><text:soft-page-break/>シャープ =（ポートフォリオ リターン - リスクフリー レート）/ ポートフォリオのボラティリティ</text:p>
      <text:p text:style-name="P2">実行されたリスクの単位あたりの収益を測定します。シャープレシオを最大化するポートフォリオは接線ポートフォリオと呼ばれます。それは保持すべき危険なポジションの最適な組み合わせです。</text:p>
      <text:p text:style-name="P2">次に、講義では、枠組みを完全に変える、より現代的なアプローチであるリスク パリティを紹介します。期待収益に基づいて資本を割り当てるのではなく、平等なリスク寄与に基づいて割り当てます。各ポジションはポートフォリオの差異総額に同じ金額を寄与します。ボラティリティが低いポジションはより多くの資本を受け取ります。ボラティリティの高いポジションは受け取りが少なくなります。</text:p>
      <text:p text:style-name="P2">Polymarket では、二者択一の結果が差し迫っているため、解決に近づく契約には短期的な差異が大きくなります。解決には程遠い契約では、差異が低く、価格設定のダイナミクスがより予測可能です。Polymarket ブックに対するリスク パリティ アプローチにより、ほぼ解決の契約へのエクスポージャーが自然に減少し、より長期の契約に増加し、短期的なポジションを支配するバイナリ結果リスクが自動的に管理されます。</text:p>
      <text:p text:style-name="P7">しかし、講義は、すべての真剣な量子が内面化する必要があると思われる部分で終わります。</text:p>
      <text:p text:style-name="P10">ミレニアムブリッジの物語。 ロンドン ミレニアム ブリッジが開通すると、歩行者はバランスを保つために無意識のうちに歩みを同期し始めました。同期した動きにより、橋は危険なほど振動しました。個別に合理的な行動は、集団的に危険な結果をもたらしました。</text:p>
      <text:p text:style-name="P2">同じメカニズムが予測市場でも機能します。十分な数のマーケットメーカーが同じ VPIN ベースの撤退ロジックを採用すると、情報に基づいた 1 つの大規模な取引がすべてのマーケットメーカーを同時にトリガーします。流動性は瞬時に消えます。価格格差は不連続です。単独で機能したモデルは、それがどれだけうまく機能し、他の何人の参加者がそれをコピーしたかという理由で失敗します。</text:p>
      <text:p text:style-name="P7">この同期効果に対して堅牢な戦略を構築することは、組織規模で活動する人にとってオプションではありません。自分のモデルだけでなく、同じ空間で競合するモデルの集団についても考える必要があります。</text:p>
      <text:h text:style-name="P9" text:outline-level="2">フェーズ 8: 相関するポリマーケットの動きを推進する因子モデルと目に見えない構造</text:h>
      <text:p text:style-name="P2">MIT コースで取り上げたい最後のコンセプトは、完全に内面化するのに最も時間がかかったコンセプトであり、現在、マルチマーケット ブックの管理について考える際に最も使用しているコンセプトです。</text:p>
      <text:p text:style-name="P2">因子モデルは、多くの相関資産の複雑さを少数の基礎となるドライバーに圧縮します。</text:p>
      <text:p text:style-name="P7">線形因子モデルは次のように述べています:</text:p>
      <text:p text:style-name="P10">Ri = αi + βi₁f₁ + βi₂f₂ + … + βikfk + εi</text:p>
      <text:p text:style-name="P2">ここで、Ri は資産 i の収益、α は資産固有のアルファ、f 項は共通因子収益、β 項は各因子に対する各資産の感度を表す因子負荷量、ε はその資産のみに固有の特異な残差です。</text:p>
      <text:p text:style-name="P2">重要な仮定は、特異な残差は相互に、また共通の要因と相関していないということです。この仮定により、共分散構造が劇的に簡素化されます。5,050 の異なるパラメータを必要とする 100 件の <text:soft-page-break/>Polymarket 契約の完全な共分散行列を推定する代わりに、少数の要因と 100 件の個別の特定の分散の共分散を推定します。任意の 2 つの契約間の共分散は、完全にそれらの共有要素エクスポージャーから導出されます。</text:p>
      <text:p text:style-name="P2">観測可能な因子モデルでは、既知の変数を因子として使用します。ポリマーケットの場合、観察可能な要因には、すべての政治契約にわたる総移動によって測定される全体的な政治温度、主要なイベント中にすべてのスポーツ契約を同時に動かすカテゴリーレベルの要因、相関する方法で金融予測市場をシフトさせるマクロ経済的驚き要因が含まれます。</text:p>
      <text:p text:style-name="P2">統計因子モデルは、PCA を使用してデータ自体から因子を抽出します。履歴戻り共分散行列の固有ベクトルが因子負荷量になります。最初の主成分は、すべての契約にわたる差異の最大の割合を説明します。ポリマーケットの選挙サイクル中、その最初の要素は一貫して全体的な政治的勢いです。1 つの数字が数十の市場を動かします。</text:p>
      <text:p text:style-name="P2">リスク管理方法を変える実際的な意味は次のとおりです。</text:p>
      <text:p text:style-name="P2">Polymarket ブックの PCA で、3 つの要因が総分散の 80 パーセントを説明していることが示されている場合、100 の独立したポジションを運営しているわけではありません。100 件の個別契約に包まれた 3 件の集中要素エクスポージャーを実行しています。100 のポジションを個別に管理するのではなく、これら 3 つの要素を直接ヘッジすることが、機関デスクの実際の運営方法です。より資本効率が高く、よりリスクを認識しており、実際のエクスポージャーがどこにあるのかについてより正直です。</text:p>
      <text:p text:style-name="P7">因子モデルのフレームワークは、見かけの多様化が実際に集中である場合も明らかにします。表面的には無関係に見える 2 つの契約は、同じ根本的な政治的要因に大きく影響する可能性があります。相関構造を数学的に分解するまでは、相関構造はわかりません。そして、その要因に衝撃が加わると、直感的な多様化がまったく予想できなかった方法で、両方のポジションが一緒に動きます。</text:p>
      <text:h text:style-name="P9" text:outline-level="2">次に来るもの</text:h>
      <text:p text:style-name="P2">これはすべて MIT の金融数学コースに関するもので、正直に言うと、私がここで取り上げた内容は、コース全体に含まれる内容の 30% にも満たないものです。デリバティブの価格設定、信用モデリング、金利理論、高度なリスクフレームワークに関する講義全体がありますが、ここでは触れませんでした。 このコースが各コンセプトについて深く掘り下げるのは非常識です。 これは人々が$ 200,000 を支払う種類のコンテンツです。 YouTube に無料で公開されており、ほとんどの人は明日スクロールして通り過ぎるでしょう。 直接言っておきますが、数日をクリアしてプレイリストを開き、ペンとノートを手に取り、自分で調べてください。 1 時間過ごすごとに、Polymarket のすべての価格の見方が変わります。</text:p>
      <text:p text:style-name="P2">そして、これが予測市場についての考え方に真の価値を加えたとすれば、FOLLOW は本当に大きな意味を持ちます。 このシリーズのすべての記事をまとめるには何日もかけて綿密な作業が必要ですが、適切な人材が記事を作成していることを知ることが私を前進させてくれます。 この内訳を楽しんでいただき、残りのトピックについても取り上げてほしい場合は、次のパートのコメントでお知らせください。</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19:43:50.207152468</meta:creation-date>
    <dc:date>2026-03-03T19:47:35.067871875</dc:date>
    <meta:editing-duration>PT3M45S</meta:editing-duration>
    <meta:editing-cycles>1</meta:editing-cycles>
    <meta:document-statistic meta:table-count="0" meta:image-count="0" meta:object-count="0" meta:page-count="9" meta:paragraph-count="121" meta:word-count="11494" meta:character-count="12198" meta:non-whitespace-character-count="11874"/>
    <meta:generator>LibreOffice/25.8.4.2$Linux_X86_64 LibreOffice_project/580$Build-2</meta:generator>
  </office:meta>
</office:document-meta>
</file>